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52a85c" officeooo:paragraph-rsid="004698f6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6ceb49" officeooo:paragraph-rsid="006ceb49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5a58d" officeooo:paragraph-rsid="0075a58d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2fdc9" officeooo:paragraph-rsid="006ceb49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officeooo:paragraph-rsid="007965f5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officeooo:paragraph-rsid="007a3a9c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7965f5" officeooo:paragraph-rsid="007965f5" style:font-size-asian="12pt" style:font-size-complex="12pt"/>
    </style:style>
    <style:style style:name="T1" style:family="text">
      <style:text-properties officeooo:rsid="00726ead"/>
    </style:style>
    <style:style style:name="T2" style:family="text">
      <style:text-properties officeooo:rsid="00794ffc"/>
    </style:style>
    <style:style style:name="T3" style:family="text">
      <style:text-properties officeooo:rsid="007b0a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d’activités de Michael Ory</text:p>
      <text:p text:style-name="P3">du 0<text:span text:style-name="T2">2</text:span>/<text:span text:style-name="T1">03</text:span>/201<text:span text:style-name="T1">5</text:span> au <text:span text:style-name="T3">31</text:span>/<text:span text:style-name="T1">03/</text:span>201<text:span text:style-name="T1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>----------------------------------------------------------------------------</text:p>
      <text:p text:style-name="P2"/>
      <text:p text:style-name="P2"/>
      <text:p text:style-name="P4"/>
      <text:p text:style-name="P6">Implémentation de l'identification des nœuds systèmes grâce à un timestamp à 0. Ce changement à permis de supprimer la classe SystemTClass.</text:p>
      <text:p text:style-name="P6"/>
      <text:p text:style-name="P6">Conception et implémentation du GenericHandler, ce dernier a pour <text:span text:style-name="T2">objectif de rendre lazy la construction de Generic.</text:span></text:p>
      <text:p text:style-name="P5"/>
      <text:p text:style-name="P8">Après réflexion nous nous sommes rendu compte que Generic System était capable de gérer nativement les Tree grâce à l'héritage entre instance.</text:p>
      <text:p text:style-name="P8">Suppression des méthodes spécifiques de gestion des Tree. Factorisation de la classe de gestion d'un système de fichier.</text:p>
      <text:p text:style-name="P8"/>
      <text:p text:style-name="P8">Implémentation du démarrage du moteur après le déploiement de Generic System.</text:p>
      <text:p text:style-name="P9"/>
      <text:p text:style-name="P9">Développement de l'exception CyclicException : un attribut ne peut pas avoir le même nom que son type.</text:p>
      <text:p text:style-name="P9"/>
      <text:p text:style-name="P8">Rédaction d'un billet sur la relation entre un arbre et un type.</text:p>
      <text:p text:style-name="P8"/>
      <text:p text:style-name="P8"/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5-03-30T11:07:52.557197059</dc:date>
    <meta:editing-duration>P8DT16H49M3S</meta:editing-duration>
    <meta:editing-cycles>91</meta:editing-cycles>
    <meta:generator>LibreOffice/4.2.8.2$Linux_X86_64 LibreOffice_project/420m0$Build-2</meta:generator>
    <meta:print-date>2014-09-01T12:23:56.943113723</meta:print-date>
    <meta:document-statistic meta:table-count="0" meta:image-count="0" meta:object-count="0" meta:page-count="1" meta:paragraph-count="10" meta:word-count="129" meta:character-count="903" meta:non-whitespace-character-count="784"/>
  </office:meta>
</office:document-meta>
</file>